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3.946cm"/>
    </style:style>
    <style:style style:name="co3" style:family="table-column">
      <style:table-column-properties fo:break-before="auto" style:column-width="23.8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Impl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Slayer</text:p>
          </table:table-cell>
          <table:table-cell office:value-type="string">
            <text:p>Adds +X to damage</text:p>
          </table:table-cell>
        </table:table-row>
        <table:table-row table:style-name="ro1">
          <table:table-cell/>
          <table:table-cell office:value-type="string">
            <text:p>Spikes</text:p>
          </table:table-cell>
          <table:table-cell table:style-name="ce4" office:value-type="string">
            <text:p>Inflicts X damage to all enemy units occupying adjacent cells to the caster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string">
            <text:p>FireStorm</text:p>
          </table:table-cell>
          <table:table-cell table:style-name="ce5" office:value-type="string">
            <text:p>Inflicts X <text:span text:style-name="T1">damage</text:span> to all enemy units occupying adjacent cells to the target</text:p>
          </table:table-cell>
        </table:table-row>
        <table:table-row table:style-name="ro1">
          <table:table-cell/>
          <table:table-cell office:value-type="string">
            <text:p>VampiricTouch</text:p>
          </table:table-cell>
          <table:table-cell office:value-type="string">
            <text:p>Adds 1/X (round up) of inflicted damage to the caster's hp. Can't exceed target's hp <text:s text:c="2"/>(Drain)</text:p>
          </table:table-cell>
        </table:table-row>
        <table:table-row table:style-name="ro1">
          <table:table-cell/>
          <table:table-cell office:value-type="string">
            <text:p>PackReinforcement</text:p>
          </table:table-cell>
          <table:table-cell office:value-type="string">
            <text:p>Adds +1/X of each caster's adjacent friendly unit attack to the caster's attack </text:p>
          </table:table-cell>
        </table:table-row>
        <table:table-row table:style-name="ro1">
          <table:table-cell/>
          <table:table-cell office:value-type="string">
            <text:p>MindControl</text:p>
          </table:table-cell>
          <table:table-cell office:value-type="string">
            <text:p>Adds +1/X of target's attack to caster's attack</text:p>
          </table:table-cell>
        </table:table-row>
        <table:table-row table:style-name="ro1">
          <table:table-cell/>
          <table:table-cell office:value-type="string">
            <text:p>BloodyFeast</text:p>
          </table:table-cell>
          <table:table-cell office:value-type="string">
            <text:p>Target's adjacent fellow units drain its hp evenly until fully healed or until target dies</text:p>
          </table:table-cell>
        </table:table-row>
        <table:table-row table:style-name="ro1">
          <table:table-cell/>
          <table:table-cell office:value-type="string">
            <text:p>BloodMadness</text:p>
          </table:table-cell>
          <table:table-cell office:value-type="string">
            <text:p>After caster's attack, target drains hp from its adjacent fellow units until fully healed. Spell will have no effect on a dead unit.</text:p>
          </table:table-cell>
        </table:table-row>
        <table:table-row table:style-name="ro1">
          <table:table-cell/>
          <table:table-cell office:value-type="string">
            <text:p>MassHeal</text:p>
          </table:table-cell>
          <table:table-cell office:value-type="string">
            <text:p>Substract X from attack and heal all friendly untis adjacent to caster (including him) for Y hp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LastSacrifice</text:p>
          </table:table-cell>
          <table:table-cell office:value-type="string">
            <text:p>Caster is killed after its attack. Adjacent friendly untis area healed for caster's hp/x. Adjacent enemy units are damaged for caster's hp/x</text:p>
          </table:table-cell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.01.2011</text:date>, <text:time>13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42M09S</meta:editing-duration>
    <meta:editing-cycles>31</meta:editing-cycles>
    <meta:generator>OpenOffice.org/3.1$Win32 OpenOffice.org_project/310m19$Build-9420</meta:generator>
    <dc:date>2011-01-01T13:47:33.28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